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09_11-34-52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1 E-139-34-49.87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09_14-24-36_000.jpg</text:p>
          </table:table-cell>
          <table:table-cell table:style-name="ce16" office:value-type="string">
            <text:p>:m 東和 PHOTO / 200110f / 巣鴨駅 / 豊島区巣鴨２丁目計画 / １名 / ホクシン設備（合田工務店） / 資料</text:p>
          </table:table-cell>
          <table:table-cell table:style-name="ce3"/>
          <table:table-cell table:style-name="ce3"/>
          <table:table-cell table:style-name="ce3" office:value-type="string">
            <text:p>N-35-35-28.74 E-139-34-49.32</text:p>
          </table:table-cell>
          <table:table-cell table:style-name="ce29" table:formula="of:=IF([.E3]=&quot;&quot;;[.C3];CONCATENATE([.C3];&quot; / &quot;;[.E3]))" office:value-type="string" office:string-value=":m 東和 PHOTO / 200110f / 巣鴨駅 / 豊島区巣鴨２丁目計画 / １名 / ホクシン設備（合田工務店） / 資料">
            <text:p>:m 東和 PHOTO / 200110f / 巣鴨駅 / 豊島区巣鴨２丁目計画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09_14-29-12_000.jpg</text:p>
          </table:table-cell>
          <table:table-cell table:style-name="ce16" office:value-type="string">
            <text:p>:m 東和 PHOTO / 200110f / 巣鴨駅 / 豊島区巣鴨２丁目計画 / １名 / ホクシン設備（合田工務店） / 資料</text:p>
          </table:table-cell>
          <table:table-cell table:style-name="ce28"/>
          <table:table-cell table:style-name="ce3"/>
          <table:table-cell table:style-name="ce3" office:value-type="string">
            <text:p>N-35-35-28.44 E-139-34-49.82</text:p>
          </table:table-cell>
          <table:table-cell table:style-name="ce29" table:formula="of:=IF([.E4]=&quot;&quot;;[.C4];CONCATENATE([.C4];&quot; / &quot;;[.E4]))" office:value-type="string" office:string-value=":m 東和 PHOTO / 200110f / 巣鴨駅 / 豊島区巣鴨２丁目計画 / １名 / ホクシン設備（合田工務店） / 資料">
            <text:p>:m 東和 PHOTO / 200110f / 巣鴨駅 / 豊島区巣鴨２丁目計画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09_14-30-38_000.jpg</text:p>
          </table:table-cell>
          <table:table-cell table:style-name="ce16" office:value-type="string">
            <text:p>:m 東和 PHOTO / 200110f / 巣鴨駅 / 豊島区巣鴨２丁目計画 / １名 / ホクシン設備（合田工務店） / 資料</text:p>
          </table:table-cell>
          <table:table-cell table:style-name="ce20"/>
          <table:table-cell table:style-name="ce3"/>
          <table:table-cell table:style-name="ce3" office:value-type="string">
            <text:p>N-35-35-28.71 E-139-34-49.49</text:p>
          </table:table-cell>
          <table:table-cell table:style-name="ce29" table:formula="of:=IF([.E5]=&quot;&quot;;[.C5];CONCATENATE([.C5];&quot; / &quot;;[.E5]))" office:value-type="string" office:string-value=":m 東和 PHOTO / 200110f / 巣鴨駅 / 豊島区巣鴨２丁目計画 / １名 / ホクシン設備（合田工務店） / 資料">
            <text:p>:m 東和 PHOTO / 200110f / 巣鴨駅 / 豊島区巣鴨２丁目計画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09_14-30-50_000.jpg</text:p>
          </table:table-cell>
          <table:table-cell table:style-name="ce16" office:value-type="string">
            <text:p>:m 東和 PHOTO / 200110f / 巣鴨駅 / 豊島区巣鴨２丁目計画 / １名 / ホクシン設備（合田工務店） / 資料</text:p>
          </table:table-cell>
          <table:table-cell table:style-name="ce20"/>
          <table:table-cell table:style-name="ce3"/>
          <table:table-cell table:style-name="ce3" office:value-type="string">
            <text:p>N-35-35-28.71 E-139-34-49.49</text:p>
          </table:table-cell>
          <table:table-cell table:style-name="ce29" table:formula="of:=IF([.E6]=&quot;&quot;;[.C6];CONCATENATE([.C6];&quot; / &quot;;[.E6]))" office:value-type="string" office:string-value=":m 東和 PHOTO / 200110f / 巣鴨駅 / 豊島区巣鴨２丁目計画 / １名 / ホクシン設備（合田工務店） / 資料">
            <text:p>:m 東和 PHOTO / 200110f / 巣鴨駅 / 豊島区巣鴨２丁目計画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09_14-31-56_000.jpg</text:p>
          </table:table-cell>
          <table:table-cell table:style-name="ce16" office:value-type="string">
            <text:p>:m 東和 PHOTO / 200110f / 巣鴨駅 / 豊島区巣鴨２丁目計画 / １名 / ホクシン設備（合田工務店） / 資料</text:p>
          </table:table-cell>
          <table:table-cell table:style-name="ce13"/>
          <table:table-cell table:style-name="ce3"/>
          <table:table-cell table:style-name="ce3" office:value-type="string">
            <text:p>N-35-35-28.33 E-139-34-49.6</text:p>
          </table:table-cell>
          <table:table-cell table:style-name="ce29" table:formula="of:=IF([.E7]=&quot;&quot;;[.C7];CONCATENATE([.C7];&quot; / &quot;;[.E7]))" office:value-type="string" office:string-value=":m 東和 PHOTO / 200110f / 巣鴨駅 / 豊島区巣鴨２丁目計画 / １名 / ホクシン設備（合田工務店） / 資料">
            <text:p>:m 東和 PHOTO / 200110f / 巣鴨駅 / 豊島区巣鴨２丁目計画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09_14-32-10_000.jpg</text:p>
          </table:table-cell>
          <table:table-cell table:style-name="ce16" office:value-type="string">
            <text:p>:m 東和 PHOTO / 200110f / 巣鴨駅 / 豊島区巣鴨２丁目計画 / １名 / ホクシン設備（合田工務店） / 資料</text:p>
          </table:table-cell>
          <table:table-cell table:style-name="ce15"/>
          <table:table-cell table:style-name="ce3"/>
          <table:table-cell table:style-name="ce3" office:value-type="string">
            <text:p>N-35-35-28.61 E-139-34-49.49</text:p>
          </table:table-cell>
          <table:table-cell table:style-name="ce29" table:formula="of:=IF([.E8]=&quot;&quot;;[.C8];CONCATENATE([.C8];&quot; / &quot;;[.E8]))" office:value-type="string" office:string-value=":m 東和 PHOTO / 200110f / 巣鴨駅 / 豊島区巣鴨２丁目計画 / １名 / ホクシン設備（合田工務店） / 資料">
            <text:p>:m 東和 PHOTO / 200110f / 巣鴨駅 / 豊島区巣鴨２丁目計画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09_14-32-34_000.jpg</text:p>
          </table:table-cell>
          <table:table-cell table:style-name="ce16" office:value-type="string">
            <text:p>:m 東和 PHOTO / 200110f / 巣鴨駅 / 豊島区巣鴨２丁目計画 / １名 / ホクシン設備（合田工務店） / 資料</text:p>
          </table:table-cell>
          <table:table-cell table:style-name="ce15"/>
          <table:table-cell table:style-name="ce3"/>
          <table:table-cell table:style-name="ce3" office:value-type="string">
            <text:p>N-35-35-28.61 E-139-34-49.49</text:p>
          </table:table-cell>
          <table:table-cell table:style-name="ce29" table:formula="of:=IF([.E9]=&quot;&quot;;[.C9];CONCATENATE([.C9];&quot; / &quot;;[.E9]))" office:value-type="string" office:string-value=":m 東和 PHOTO / 200110f / 巣鴨駅 / 豊島区巣鴨２丁目計画 / １名 / ホクシン設備（合田工務店） / 資料">
            <text:p>:m 東和 PHOTO / 200110f / 巣鴨駅 / 豊島区巣鴨２丁目計画 / １名 / ホクシン設備（合田工務店） / 資料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09_18-47-04_000.jpg</text:p>
          </table:table-cell>
          <table:table-cell table:style-name="ce6" office:value-type="string">
            <text:p>:m music / log / gt / || s.1:f-101.n,score~,R=1 || s.2:p-1,r,score~,R=2 || s.3:et-6,r,patt-28(1),t.75,score~</text:p>
          </table:table-cell>
          <table:table-cell table:style-name="ce16"/>
          <table:table-cell table:style-name="ce3"/>
          <table:table-cell table:style-name="ce3" office:value-type="string">
            <text:p>N-35-35-28.64 E-139-34-49.43</text:p>
          </table:table-cell>
          <table:table-cell table:style-name="ce29" table:formula="of:=IF([.E10]=&quot;&quot;;[.C10];CONCATENATE([.C10];&quot; / &quot;;[.E10]))" office:value-type="string" office:string-value=":m music / log / gt / || s.1:f-101.n,score~,R=1 || s.2:p-1,r,score~,R=2 || s.3:et-6,r,patt-28(1),t.75,score~">
            <text:p>:m music / log / gt / || s.1:f-101.n,score~,R=1 || s.2:p-1,r,score~,R=2 || s.3:et-6,r,patt-28(1),t.75,score~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09_20-46-21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8 E-139-34-49.54</text:p>
          </table:table-cell>
          <table:table-cell table:style-name="ce29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09_22-47-53_000.png</text:p>
          </table:table-cell>
          <table:table-cell table:style-name="ce15" office:value-type="string">
            <text:p>:m :PHOTO 寝た時刻 / 2019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10_05-07-54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49 E-139-34-49.76</text:p>
          </table:table-cell>
          <table:table-cell table:style-name="ce29" table:formula="of:=IF([.E13]=&quot;&quot;;[.C13];CONCATENATE([.C13];&quot; / &quot;;[.E1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10_05-34-33_000.jpg</text:p>
          </table:table-cell>
          <table:table-cell table:style-name="ce16" office:value-type="string">
            <text:p>:m 東和 PHOTO / 200110f / 巣鴨駅 / 豊島区巣鴨２丁目計画 / １名 / ホクシン設備（合田工務店） / 出発時間 / N-35-35-28.77 E-139-34-49.76</text:p>
          </table:table-cell>
          <table:table-cell table:style-name="ce20"/>
          <table:table-cell table:style-name="ce3" table:formula="of:=[.F14]" office:value-type="string" office:string-value="N-35-35-28.77 E-139-34-49.76">
            <text:p>N-35-35-28.77 E-139-34-49.76</text:p>
          </table:table-cell>
          <table:table-cell table:style-name="ce3" office:value-type="string">
            <text:p>N-35-35-28.77 E-139-34-49.76</text:p>
          </table:table-cell>
          <table:table-cell table:style-name="ce29" table:formula="of:=IF([.E14]=&quot;&quot;;[.C14];CONCATENATE([.C14];&quot; / &quot;;[.E14]))" office:value-type="string" office:string-value=":m 東和 PHOTO / 200110f / 巣鴨駅 / 豊島区巣鴨２丁目計画 / １名 / ホクシン設備（合田工務店） / 出発時間 / N-35-35-28.77 E-139-34-49.76 / N-35-35-28.77 E-139-34-49.76">
            <text:p>:m 東和 PHOTO / 200110f / 巣鴨駅 / 豊島区巣鴨２丁目計画 / １名 / ホクシン設備（合田工務店） / 出発時間 / N-35-35-28.77 E-139-34-49.76 / N-35-35-28.77 E-139-34-49.76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10_06-56-30_000.jpg</text:p>
          </table:table-cell>
          <table:table-cell table:style-name="ce6" office:value-type="string">
            <text:p>:PHOTO 記録しておきたいもの / @巣鴨駅、東和現場 / 掲示物 / N-35-43-58.55 E-139-44-16.77</text:p>
          </table:table-cell>
          <table:table-cell table:style-name="ce14"/>
          <table:table-cell table:style-name="ce3" table:formula="of:=[.F15]" office:value-type="string" office:string-value="N-35-43-58.55 E-139-44-16.77">
            <text:p>N-35-43-58.55 E-139-44-16.77</text:p>
          </table:table-cell>
          <table:table-cell table:style-name="ce3" office:value-type="string">
            <text:p>N-35-43-58.55 E-139-44-16.77</text:p>
          </table:table-cell>
          <table:table-cell table:style-name="ce29" table:formula="of:=IF([.E15]=&quot;&quot;;[.C15];CONCATENATE([.C15];&quot; / &quot;;[.E15]))" office:value-type="string" office:string-value=":PHOTO 記録しておきたいもの / @巣鴨駅、東和現場 / 掲示物 / N-35-43-58.55 E-139-44-16.77 / N-35-43-58.55 E-139-44-16.77">
            <text:p>:PHOTO 記録しておきたいもの / @巣鴨駅、東和現場 / 掲示物 / N-35-43-58.55 E-139-44-16.77 / N-35-43-58.55 E-139-44-16.7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10_06-56-41_000.jpg</text:p>
          </table:table-cell>
          <table:table-cell table:style-name="ce6" office:value-type="string">
            <text:p>:PHOTO 記録しておきたいもの / @巣鴨駅、東和現場 / 掲示物 / N-35-44-8.13 E-139-44-13.31</text:p>
          </table:table-cell>
          <table:table-cell table:style-name="ce15"/>
          <table:table-cell table:style-name="ce3" table:formula="of:=[.F16]" office:value-type="string" office:string-value="N-35-44-8.13 E-139-44-13.31">
            <text:p>N-35-44-8.13 E-139-44-13.31</text:p>
          </table:table-cell>
          <table:table-cell table:style-name="ce3" office:value-type="string">
            <text:p>N-35-44-8.13 E-139-44-13.31</text:p>
          </table:table-cell>
          <table:table-cell table:style-name="ce29" table:formula="of:=IF([.E16]=&quot;&quot;;[.C16];CONCATENATE([.C16];&quot; / &quot;;[.E16]))" office:value-type="string" office:string-value=":PHOTO 記録しておきたいもの / @巣鴨駅、東和現場 / 掲示物 / N-35-44-8.13 E-139-44-13.31 / N-35-44-8.13 E-139-44-13.31">
            <text:p>:PHOTO 記録しておきたいもの / @巣鴨駅、東和現場 / 掲示物 / N-35-44-8.13 E-139-44-13.31 / N-35-44-8.13 E-139-44-13.3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10_06-56-43_000.jpg</text:p>
          </table:table-cell>
          <table:table-cell table:style-name="ce6" office:value-type="string">
            <text:p>:PHOTO 記録しておきたいもの / @巣鴨駅、東和現場 / 掲示物 / N-35-44-8.13 E-139-44-13.31</text:p>
          </table:table-cell>
          <table:table-cell table:style-name="ce16"/>
          <table:table-cell table:style-name="ce3" table:formula="of:=[.F17]" office:value-type="string" office:string-value="N-35-44-8.13 E-139-44-13.31">
            <text:p>N-35-44-8.13 E-139-44-13.31</text:p>
          </table:table-cell>
          <table:table-cell table:style-name="ce3" office:value-type="string">
            <text:p>N-35-44-8.13 E-139-44-13.31</text:p>
          </table:table-cell>
          <table:table-cell table:style-name="ce29" table:formula="of:=IF([.E17]=&quot;&quot;;[.C17];CONCATENATE([.C17];&quot; / &quot;;[.E17]))" office:value-type="string" office:string-value=":PHOTO 記録しておきたいもの / @巣鴨駅、東和現場 / 掲示物 / N-35-44-8.13 E-139-44-13.31 / N-35-44-8.13 E-139-44-13.31">
            <text:p>:PHOTO 記録しておきたいもの / @巣鴨駅、東和現場 / 掲示物 / N-35-44-8.13 E-139-44-13.31 / N-35-44-8.13 E-139-44-13.3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1-10_06-56-55_000.jpg</text:p>
          </table:table-cell>
          <table:table-cell table:style-name="ce6" office:value-type="string">
            <text:p>:PHOTO 記録しておきたいもの / @巣鴨駅、東和現場 / 掲示物 / N-35-44-8.3 E-139-44-13.86</text:p>
          </table:table-cell>
          <table:table-cell table:style-name="ce13"/>
          <table:table-cell table:style-name="ce3" table:formula="of:=[.F18]" office:value-type="string" office:string-value="N-35-44-8.3 E-139-44-13.86">
            <text:p>N-35-44-8.3 E-139-44-13.86</text:p>
          </table:table-cell>
          <table:table-cell table:style-name="ce3" office:value-type="string">
            <text:p>N-35-44-8.3 E-139-44-13.86</text:p>
          </table:table-cell>
          <table:table-cell table:style-name="ce29" table:formula="of:=IF([.E18]=&quot;&quot;;[.C18];CONCATENATE([.C18];&quot; / &quot;;[.E18]))" office:value-type="string" office:string-value=":PHOTO 記録しておきたいもの / @巣鴨駅、東和現場 / 掲示物 / N-35-44-8.3 E-139-44-13.86 / N-35-44-8.3 E-139-44-13.86">
            <text:p>:PHOTO 記録しておきたいもの / @巣鴨駅、東和現場 / 掲示物 / N-35-44-8.3 E-139-44-13.86 / N-35-44-8.3 E-139-44-13.86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1-10_06-57-14_000.jpg</text:p>
          </table:table-cell>
          <table:table-cell table:style-name="ce6" office:value-type="string">
            <text:p>:PHOTO 記録しておきたいもの / @巣鴨駅、東和現場 / 掲示物 / N-35-44-8.3 E-139-44-13.86</text:p>
          </table:table-cell>
          <table:table-cell table:style-name="ce3"/>
          <table:table-cell table:style-name="ce3" table:formula="of:=[.F19]" office:value-type="string" office:string-value="N-35-44-8.3 E-139-44-13.86">
            <text:p>N-35-44-8.3 E-139-44-13.86</text:p>
          </table:table-cell>
          <table:table-cell table:style-name="ce3" office:value-type="string">
            <text:p>N-35-44-8.3 E-139-44-13.86</text:p>
          </table:table-cell>
          <table:table-cell table:style-name="ce29" table:formula="of:=IF([.E19]=&quot;&quot;;[.C19];CONCATENATE([.C19];&quot; / &quot;;[.E19]))" office:value-type="string" office:string-value=":PHOTO 記録しておきたいもの / @巣鴨駅、東和現場 / 掲示物 / N-35-44-8.3 E-139-44-13.86 / N-35-44-8.3 E-139-44-13.86">
            <text:p>:PHOTO 記録しておきたいもの / @巣鴨駅、東和現場 / 掲示物 / N-35-44-8.3 E-139-44-13.86 / N-35-44-8.3 E-139-44-13.86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1-10_06-57-17_000.jpg</text:p>
          </table:table-cell>
          <table:table-cell table:style-name="ce6" office:value-type="string">
            <text:p>:PHOTO 記録しておきたいもの / @巣鴨駅、東和現場 / 掲示物 / N-35-44-8.3 E-139-44-13.86</text:p>
          </table:table-cell>
          <table:table-cell table:style-name="ce3"/>
          <table:table-cell table:style-name="ce3" table:formula="of:=[.F20]" office:value-type="string" office:string-value="N-35-44-8.3 E-139-44-13.86">
            <text:p>N-35-44-8.3 E-139-44-13.86</text:p>
          </table:table-cell>
          <table:table-cell table:style-name="ce3" office:value-type="string">
            <text:p>N-35-44-8.3 E-139-44-13.86</text:p>
          </table:table-cell>
          <table:table-cell table:style-name="ce29" table:formula="of:=IF([.E20]=&quot;&quot;;[.C20];CONCATENATE([.C20];&quot; / &quot;;[.E20]))" office:value-type="string" office:string-value=":PHOTO 記録しておきたいもの / @巣鴨駅、東和現場 / 掲示物 / N-35-44-8.3 E-139-44-13.86 / N-35-44-8.3 E-139-44-13.86">
            <text:p>:PHOTO 記録しておきたいもの / @巣鴨駅、東和現場 / 掲示物 / N-35-44-8.3 E-139-44-13.86 / N-35-44-8.3 E-139-44-13.86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1-10_07-49-27_000.jpg</text:p>
          </table:table-cell>
          <table:table-cell table:style-name="ce6" office:value-type="string">
            <text:p>:PHOTO 記録しておきたいもの / @巣鴨駅、東和現場 / 掲示物</text:p>
          </table:table-cell>
          <table:table-cell table:style-name="ce20"/>
          <table:table-cell table:style-name="ce3" table:formula="of:=[.F21]" office:value-type="float" office:value="0">
            <text:p>0</text:p>
          </table:table-cell>
          <table:table-cell table:style-name="ce3"/>
          <table:table-cell table:style-name="ce29" table:formula="of:=IF([.E21]=&quot;&quot;;[.C21];CONCATENATE([.C21];&quot; / &quot;;[.E21]))" office:value-type="string" office:string-value=":PHOTO 記録しておきたいもの / @巣鴨駅、東和現場 / 掲示物">
            <text:p>:PHOTO 記録しておきたいもの / @巣鴨駅、東和現場 / 掲示物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1-10_21-18-16_000.jpg</text:p>
          </table:table-cell>
          <table:table-cell table:style-name="ce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3 E-139-34-49.82</text:p>
          </table:table-cell>
          <table:table-cell table:style-name="ce29" table:formula="of:=IF([.E22]=&quot;&quot;;[.C22];CONCATENATE([.C22];&quot; / &quot;;[.E22]))" office:value-type="string" office:string-value=":m 食べた物">
            <text:p>:m 食べた物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1-11_01-34-00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3"/>
          <table:table-cell table:style-name="ce3"/>
          <table:table-cell table:style-name="ce3" office:value-type="string">
            <text:p>N-35-35-28.44 E-139-34-49.93</text:p>
          </table:table-cell>
          <table:table-cell table:style-name="ce29" table:formula="of:=IF([.E23]=&quot;&quot;;[.C23];CONCATENATE([.C23];&quot; / &quot;;[.E2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8-31_10-20-58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8-31_10-28-52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8-31_10-41-56_000.m4a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8-31_10-46-06_000.m4a</text:p>
          </table:table-cell>
          <table:table-cell table:style-name="ce6" office:value-type="string">
            <text:p>-*</text:p>
          </table:table-cell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string" office:string-value="-*">
            <text:p>-*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08_16-11-33_000.m4a</text:p>
          </table:table-cell>
          <table:table-cell table:style-name="ce6" office:value-type="string">
            <text:p>:VOICE-MEMO / @自宅 / thoughts,考え / 自分を「洗礼」する</text:p>
          </table:table-cell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string" office:string-value=":VOICE-MEMO / @自宅 / thoughts,考え / 自分を「洗礼」する">
            <text:p>:VOICE-MEMO / @自宅 / thoughts,考え / 自分を「洗礼」す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09_01-41-40_000.m4a</text:p>
          </table:table-cell>
          <table:table-cell table:style-name="ce6" office:value-type="string">
            <text:p>:VOICE-MEMO / @自室 / tome / オナニーしてしまう自分、スプリットしない</text:p>
          </table:table-cell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string" office:string-value=":VOICE-MEMO / @自室 / tome / オナニーしてしまう自分、スプリットしない">
            <text:p>:VOICE-MEMO / @自室 / tome / オナニーしてしまう自分、スプリットしない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09_18-23-56_000.m4a</text:p>
          </table:table-cell>
          <table:table-cell table:style-name="ce6" office:value-type="string">
            <text:p>:VOICE-MEMO / @自室 / 知りたい / 豚肉と牛肉、料理のしかた</text:p>
          </table:table-cell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string" office:string-value=":VOICE-MEMO / @自室 / 知りたい / 豚肉と牛肉、料理のしかた">
            <text:p>:VOICE-MEMO / @自室 / 知りたい / 豚肉と牛肉、料理のしか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09_18-33-38_000.mov</text:p>
          </table:table-cell>
          <table:table-cell table:style-name="ce6" office:value-type="string">
            <text:p>:VIDEO / @自宅 / メモ / guitar,gt / 演奏、play / g-2020-0109-1 / f-101.n,score~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string" office:string-value=":VIDEO / @自宅 / メモ / guitar,gt / 演奏、play / g-2020-0109-1 / f-101.n,score~,R=1">
            <text:p>:VIDEO / @自宅 / メモ / guitar,gt / 演奏、play / g-2020-0109-1 / f-101.n,score~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09_18-40-29_000.mov</text:p>
          </table:table-cell>
          <table:table-cell table:style-name="ce6" office:value-type="string">
            <text:p>:VIDEO / @自宅 / メモ / guitar,gt / 演奏、play / g-2020-0109-2 / p-1,r,score~,R=2</text:p>
          </table:table-cell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string" office:string-value=":VIDEO / @自宅 / メモ / guitar,gt / 演奏、play / g-2020-0109-2 / p-1,r,score~,R=2">
            <text:p>:VIDEO / @自宅 / メモ / guitar,gt / 演奏、play / g-2020-0109-2 / p-1,r,score~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09_22-47-09_000.m4a</text:p>
          </table:table-cell>
          <table:table-cell table:style-name="ce3" office:value-type="string">
            <text:p>:VOICE-MEMO / @自宅 / 思ったこと / 「神を愛する」とはどういうことか分からない；神を知りたいと思う</text:p>
          </table:table-cell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string" office:string-value=":VOICE-MEMO / @自宅 / 思ったこと / 「神を愛する」とはどういうことか分からない；神を知りたいと思う">
            <text:p>:VOICE-MEMO / @自宅 / 思ったこと / 「神を愛する」とはどういうことか分からない；神を知りたいと思う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10_11-04-39_000.m4a</text:p>
          </table:table-cell>
          <table:table-cell table:style-name="ce3" office:value-type="string">
            <text:p>:VOICE-MEMO / @東和、巣鴨の現場（合田工務店） / 記録 / 土工さん：加崎建設</text:p>
          </table:table-cell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string" office:string-value=":VOICE-MEMO / @東和、巣鴨の現場（合田工務店） / 記録 / 土工さん：加崎建設">
            <text:p>:VOICE-MEMO / @東和、巣鴨の現場（合田工務店） / 記録 / 土工さん：加崎建設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10_14-58-28_000.m4a</text:p>
          </table:table-cell>
          <table:table-cell table:style-name="ce3" office:value-type="string">
            <text:p>:VOICE-MEMO / @東和、巣鴨の現場（合田工務店） / 記録 / 電気屋さん：石井電工；大工さん：小木建設工業</text:p>
          </table:table-cell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string" office:string-value=":VOICE-MEMO / @東和、巣鴨の現場（合田工務店） / 記録 / 電気屋さん：石井電工；大工さん：小木建設工業">
            <text:p>:VOICE-MEMO / @東和、巣鴨の現場（合田工務店） / 記録 / 電気屋さん：石井電工；大工さん：小木建設工業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10_15-00-07_000.m4a</text:p>
          </table:table-cell>
          <table:table-cell table:style-name="ce3" office:value-type="string">
            <text:p>:VOICE-MEMO / @東和、巣鴨の現場（合田工務店） / 記録 / ポンプ屋さん：大邦興業</text:p>
          </table:table-cell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string" office:string-value=":VOICE-MEMO / @東和、巣鴨の現場（合田工務店） / 記録 / ポンプ屋さん：大邦興業">
            <text:p>:VOICE-MEMO / @東和、巣鴨の現場（合田工務店） / 記録 / ポンプ屋さん：大邦興業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1">
            <text:p>2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6">
            <text:p>36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36">
            <text:p>36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6];&quot;-\*&quot;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6])" office:value-type="float" office:value="35">
            <text:p>35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36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6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6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6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6];[.B366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6];[.B366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36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kb,keyboard / 演奏、play / k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33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49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2020/01/11</text:date>, <text:time>13:38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11T13:38:23.48</dc:date>
    <dc:creator>iwabuchi ken</dc:creator>
    <meta:editing-duration>P16DT2H6M5S</meta:editing-duration>
    <meta:editing-cycles>6382</meta:editing-cycles>
    <meta:document-statistic meta:table-count="1" meta:cell-count="797" meta:object-count="0"/>
  </office:meta>
</office:document-meta>
</file>